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Liberation Serif'" style:font-family-generic="roman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draw:textarea-horizontal-align="left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text-properties style:font-name="Liberation Serif"/>
    </style:style>
    <style:style style:name="P2" style:family="paragraph">
      <style:paragraph-properties fo:text-align="start"/>
      <style:text-properties style:font-name="Liberation Serif"/>
    </style:style>
    <style:style style:name="P3" style:family="paragraph">
      <loext:graphic-properties draw:fill-color="#ffffff"/>
      <style:paragraph-properties fo:text-align="start"/>
      <style:text-properties style:font-name="Liberation Serif"/>
    </style:style>
    <style:style style:name="P4" style:family="paragraph">
      <loext:graphic-properties draw:fill-color="#ffffff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Ausgaben formatieren</text:span></text:p>
          </draw:text-box>
        </draw:frame>
        <draw:frame presentation:style-name="pr2" draw:text-style-name="P3" draw:layer="layout" svg:width="25.199cm" svg:height="11.287cm" svg:x="1.4cm" svg:y="2.609cm" presentation:class="subtitle" presentation:user-transformed="true">
          <draw:text-box>
            <text:p text:style-name="P2"><text:span text:style-name="T1">Damit die Ausgabe eine KI gut weiterverwendet werden kann, muss man der KI sagen, wie die Ausgabe formatiert werden soll.</text:span></text:p>
            <text:p text:style-name="P2"><text:span text:style-name="T1"/></text:p>
            <text:p text:style-name="P2"><text:span text:style-name="T1">Eure Aufgabe:</text:span></text:p>
            <text:list text:style-name="L2">
              <text:list-item>
                <text:p text:style-name="P2"><text:span text:style-name="T1">Scannt den QR-Code und probiert die vorbereiteten Prompts aus.</text:span></text:p>
              </text:list-item>
              <text:list-item>
                <text:p text:style-name="P2"><text:span text:style-name="T1">Notiert ggf. weitere nützliche Formatierungen auf einem Post-I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Liberation Serif'" style:font-family-generic="roman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loext:opacity="100%" style:font-name="Liberation Serif1" fo:font-family="'Liberation Serif', 'Liberation Serif'" style:font-family-generic="roman" fo:font-size="12pt" style:font-name-asian="Liberation Serif1" style:font-family-asian="'Liberation Serif', 'Liberation Serif'" style:font-family-generic-asian="roman" style:font-size-asian="12pt" style:font-name-complex="Liberation Serif1" style:font-family-complex="'Liberation Serif', 'Liberation Serif'" style:font-family-generic-complex="roman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7T08:40:56.105816700</meta:creation-date>
    <dc:date>2025-06-17T08:53:48.362057400</dc:date>
    <meta:editing-duration>PT12M52S</meta:editing-duration>
    <meta:editing-cycles>1</meta:editing-cycles>
    <meta:document-statistic meta:object-count="25"/>
    <meta:generator>LibreOffice/25.2.4.3$Windows_X86_64 LibreOffice_project/33e196637044ead23f5c3226cde09b47731f7e27</meta:generator>
  </office:meta>
</office:document-meta>
</file>